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463cm" fo:min-width="16.48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color="#ef413d" draw:fill-gradient-name="Gradient_20_10" draw:opacity="50%" draw:opacity-name="" draw:textarea-horizontal-align="justify" draw:textarea-vertical-align="top" draw:auto-grow-height="false" fo:min-height="4.923cm" fo:min-width="15.21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2.008cm" fo:min-width="2.01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68e76" draw:textarea-horizontal-align="justify" draw:textarea-vertical-align="middle" draw:auto-grow-height="false" fo:min-height="2.028cm" fo:min-width="1.57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ccfb7" draw:textarea-horizontal-align="justify" draw:textarea-vertical-align="middle" draw:auto-grow-height="false" fo:min-height="2.07cm" fo:min-width="1.1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2.008cm" fo:min-width="1.885cm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stroke="solid" draw:stroke-dash="Ultrafine_20_Dotted_20__28_var_29_" draw:marker-start="" draw:fill="none" draw:textarea-vertical-align="middle"/>
    </style:style>
    <style:style style:name="gr10" style:family="graphic" style:parent-style-name="objectwithoutfill">
      <style:graphic-properties draw:stroke="solid" draw:stroke-dash="Ultrafine_20_Dotted_20__28_var_29_" draw:marker-start="Rounded_20_short_20_Arrow" draw:fill="none" draw:textarea-vertical-align="middle"/>
    </style:style>
    <style:style style:name="gr11" style:family="graphic" style:parent-style-name="objectwithoutfill">
      <style:graphic-properties draw:stroke="solid" draw:stroke-dash="Ultrafine_20_Dotted_20__28_var_29_" draw:marker-start="Arrow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otted_20__28_var_29_" draw:marker-start="" draw:fill="none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766cm" fo:min-width="1.405cm" fo:padding-top="0.142cm" fo:padding-bottom="0.142cm" fo:padding-left="0.267cm" fo:padding-right="0.267cm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standard">
      <style:graphic-properties svg:stroke-color="#000000" draw:fill-color="#fffbcc" draw:textarea-horizontal-align="justify" draw:textarea-vertical-align="middle" draw:auto-grow-height="false" fo:min-height="0.258cm" fo:min-width="2.548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528cm" fo:min-width="2.548cm" fo:padding-top="0.142cm" fo:padding-bottom="0.142cm" fo:padding-left="0.267cm" fo:padding-right="0.267cm"/>
    </style:style>
    <style:style style:name="gr17" style:family="graphic" style:parent-style-name="objectwithoutfill">
      <style:graphic-properties draw:marker-start="" draw:marker-end="Arrow" draw:fill="none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1.401cm" fo:min-width="1.913cm" fo:padding-top="0.142cm" fo:padding-bottom="0.142cm" fo:padding-left="0.267cm" fo:padding-right="0.267cm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="gradient" draw:fill-color="#ef413d" draw:fill-gradient-name="Gradient_20_10" draw:opacity="50%"/>
      <style:paragraph-properties fo:text-align="star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bcaed5"/>
      <style:paragraph-properties fo:text-align="center"/>
      <style:text-properties fo:font-size="14pt"/>
    </style:style>
    <style:style style:name="P7" style:family="paragraph">
      <loext:graphic-properties draw:fill-color="#f68e76"/>
      <style:paragraph-properties fo:text-align="center"/>
      <style:text-properties fo:font-size="14pt"/>
    </style:style>
    <style:style style:name="P8" style:family="paragraph">
      <loext:graphic-properties draw:fill-color="#8ccfb7"/>
      <style:paragraph-properties fo:text-align="center"/>
      <style:text-properties fo:font-size="14pt"/>
    </style:style>
    <style:style style:name="P9" style:family="paragraph">
      <loext:graphic-properties draw:fill-color="#7da7d8"/>
      <style:paragraph-properties fo:text-align="center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/>
      <style:text-properties fo:font-size="10pt"/>
    </style:style>
    <style:style style:name="P13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/>
      <style:paragraph-properties fo:text-align="center"/>
      <style:text-properties fo:font-size="10pt"/>
    </style:style>
    <style:style style:name="P16" style:family="paragraph">
      <loext:graphic-properties draw:fill="solid" draw:fill-color="#808080"/>
      <style:paragraph-properties fo:text-align="center"/>
      <style:text-properties fo:font-size="14pt"/>
    </style:style>
    <style:style style:name="P17" style:family="paragraph">
      <loext:graphic-properties draw:fill-color="#fffbcc"/>
      <style:paragraph-properties fo:text-align="center"/>
      <style:text-properties fo:font-size="14pt"/>
    </style:style>
    <style:style style:name="P18" style:family="paragraph">
      <loext:graphic-properties draw:fill-color="#dddddd"/>
      <style:paragraph-properties fo:text-align="center"/>
      <style:text-properties fo:font-size="14pt"/>
    </style:style>
    <style:style style:name="P19" style:family="paragraph">
      <loext:graphic-properties draw:fill-color="#999999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18cm" svg:height="7.747cm" svg:x="1.889cm" svg:y="2.524cm">
          <text:p text:style-name="P1">System on Chi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748cm" svg:height="5.207cm" svg:x="2.397cm" svg:y="2.778cm">
          <text:p text:style-name="P3">Programmable Logic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794cm" svg:height="2.54cm" svg:x="3.159cm" svg:y="3.794cm">
          <text:p text:style-name="P5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337cm" svg:height="2.54cm" svg:x="6.715cm" svg:y="3.794cm">
          <text:p text:style-name="P5">Activation</text:p>
          <text:p text:style-name="P5">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905cm" svg:height="2.54cm" svg:x="9.763cm" svg:y="3.794cm">
          <text:p text:style-name="P5">P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667cm" svg:height="2.54cm" svg:x="15.097cm" svg:y="3.794cm">
          <text:p text:style-name="P5">Fully</text:p>
          <text:p text:style-name="P5">Connec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1" draw:layer="layout" svg:x1="11.668cm" svg:y1="5.064cm" svg:x2="15.097cm" svg:y2="5.064cm">
          <text:p text:style-name="P10">…</text:p>
        </draw:line>
        <draw:line draw:style-name="gr8" draw:text-style-name="P11" draw:layer="layout" svg:x1="9.052cm" svg:y1="5.064cm" svg:x2="9.814cm" svg:y2="5.064cm">
          <text:p/>
        </draw:line>
        <draw:line draw:style-name="gr8" draw:text-style-name="P11" draw:layer="layout" svg:x1="5.953cm" svg:y1="5.064cm" svg:x2="6.715cm" svg:y2="5.064cm">
          <text:p/>
        </draw:line>
        <draw:line draw:style-name="gr9" draw:text-style-name="P11" draw:layer="layout" svg:x1="16.494cm" svg:y1="6.334cm" svg:x2="16.494cm" svg:y2="7.35cm">
          <text:p/>
        </draw:line>
        <draw:line draw:style-name="gr10" draw:text-style-name="P13" draw:layer="layout" svg:x1="11.414cm" svg:y1="7.35cm" svg:x2="16.494cm" svg:y2="7.35cm">
          <text:p text:style-name="P12">Classifications</text:p>
          <text:p text:style-name="P12"/>
        </draw:line>
        <draw:line draw:style-name="gr11" draw:text-style-name="P11" draw:layer="layout" svg:x1="4.556cm" svg:y1="6.334cm" svg:x2="4.556cm" svg:y2="7.35cm">
          <text:p/>
        </draw:line>
        <draw:line draw:style-name="gr12" draw:text-style-name="P15" draw:layer="layout" svg:x1="4.555cm" svg:y1="7.35cm" svg:x2="9.508cm" svg:y2="7.35cm">
          <text:p text:style-name="P14">Images</text:p>
          <text:p text:style-name="P14"/>
        </draw:line>
        <draw:custom-shape draw:style-name="gr13" draw:text-style-name="P16" draw:layer="layout" svg:width="1.905cm" svg:height="1.016cm" svg:x="9.509cm" svg:y="6.942cm">
          <text:p text:style-name="P5">DMA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10.525cm" svg:y1="10.779cm" svg:x2="10.525cm" svg:y2="7.985cm">
          <text:p/>
        </draw:line>
        <draw:custom-shape draw:style-name="gr15" draw:text-style-name="P17" draw:layer="layout" svg:width="3.048cm" svg:height="0.508cm" svg:x="4.048cm" svg:y="7.763cm">
          <text:p text:style-name="P5">Memory Map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1.778cm" svg:x="4.048cm" svg:y="8.271cm">
          <text:p text:style-name="P5">Processing</text:p>
          <text:p text:style-name="P5">System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0.017cm" svg:y1="9.382cm" svg:x2="7.096cm" svg:y2="9.382cm">
          <text:p/>
        </draw:line>
        <draw:custom-shape draw:style-name="gr18" draw:text-style-name="P19" draw:layer="layout" svg:width="2.413cm" svg:height="1.651cm" svg:x="9.082cm" svg:y="10.752cm">
          <text:p text:style-name="P5">Off-Chip</text:p>
          <text:p text:style-name="P5">Memory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0.017cm" svg:y1="9.382cm" svg:x2="10.017cm" svg:y2="10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rectangular" draw:cx="50%" draw:cy="50%" draw:start-color="#ffffff" draw:end-color="#1c1c1c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3:38:31.965879143</meta:creation-date>
    <dc:date>2019-11-03T14:24:55.359793722</dc:date>
    <meta:editing-duration>PT13M57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